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indent="0cm" style:auto-text-indent="false"/>
      <style:text-properties officeooo:rsid="000eb871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rsid="000eb871" officeooo:paragraph-rsid="000eb871" style:font-size-asian="12pt" style:font-size-complex="12pt"/>
    </style:style>
    <style:style style:name="P4" style:family="paragraph" style:parent-style-name="Standard">
      <style:text-properties officeooo:rsid="0010890e" officeooo:paragraph-rsid="0010890e"/>
    </style:style>
    <style:style style:name="P5" style:family="paragraph" style:parent-style-name="Standard">
      <style:text-properties officeooo:paragraph-rsid="00136e4c"/>
    </style:style>
    <style:style style:name="P6" style:family="paragraph" style:parent-style-name="Standard">
      <style:text-properties officeooo:rsid="00136e4c" officeooo:paragraph-rsid="0014629a"/>
    </style:style>
    <style:style style:name="P7" style:family="paragraph" style:parent-style-name="Standard">
      <style:text-properties officeooo:rsid="0014629a" officeooo:paragraph-rsid="0014629a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List_20_Paragraph" style:list-style-name="WWNum2"/>
    <style:style style:name="P10" style:family="paragraph" style:parent-style-name="List_20_Paragraph" style:list-style-name="WWNum2">
      <style:text-properties fo:font-size="12pt" style:font-size-asian="12pt" style:font-size-complex="12pt"/>
    </style:style>
    <style:style style:name="P11" style:family="paragraph" style:parent-style-name="List_20_Paragraph" style:list-style-name="WWNum4">
      <style:text-properties fo:font-size="12pt" style:font-size-asian="12pt" style:font-size-complex="12pt"/>
    </style:style>
    <style:style style:name="P12" style:family="paragraph" style:parent-style-name="List_20_Paragraph" style:list-style-name="WWNum3">
      <style:text-properties fo:font-size="12pt" style:font-size-asian="12pt" style:font-size-complex="12pt"/>
    </style:style>
    <style:style style:name="P13" style:family="paragraph" style:parent-style-name="List_20_Paragraph" style:list-style-name="WWNum4"/>
    <style:style style:name="P14" style:family="paragraph" style:parent-style-name="List_20_Paragraph" style:list-style-name="WWNum2">
      <style:paragraph-properties fo:margin-left="0cm" fo:margin-right="0cm" fo:text-indent="0cm" style:auto-text-indent="false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text-properties fo:font-size="12pt" fo:font-weight="bold" officeooo:rsid="001c26d4" officeooo:paragraph-rsid="001c26d4" style:font-size-asian="12pt" style:font-weight-asian="bold" style:font-size-complex="12pt"/>
    </style:style>
    <style:style style:name="P17" style:family="paragraph" style:parent-style-name="Standard">
      <style:text-properties fo:font-size="12pt" fo:font-weight="normal" officeooo:rsid="00182763" officeooo:paragraph-rsid="001c26d4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officeooo:rsid="001c5408" officeooo:paragraph-rsid="001c5408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0e598f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e598f" style:font-size-asian="12pt" style:font-size-complex="12pt"/>
    </style:style>
    <style:style style:name="T5" style:family="text">
      <style:text-properties fo:font-size="12pt" officeooo:rsid="000eb871" style:font-size-asian="12pt" style:font-size-complex="12pt"/>
    </style:style>
    <style:style style:name="T6" style:family="text">
      <style:text-properties fo:font-size="12pt" officeooo:rsid="0010890e" style:font-size-asian="12pt" style:font-size-complex="12pt"/>
    </style:style>
    <style:style style:name="T7" style:family="text">
      <style:text-properties fo:font-size="12pt" officeooo:rsid="00182763" style:font-size-asian="12pt" style:font-size-complex="12pt"/>
    </style:style>
    <style:style style:name="T8" style:family="text">
      <style:text-properties fo:font-size="12pt" officeooo:rsid="0019c866" style:font-size-asian="12pt" style:font-size-complex="12pt"/>
    </style:style>
    <style:style style:name="T9" style:family="text">
      <style:text-properties fo:font-size="12pt" officeooo:rsid="001c5408" style:font-size-asian="12pt" style:font-size-complex="12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officeooo:rsid="0010890e"/>
    </style:style>
    <style:style style:name="T12" style:family="text">
      <style:text-properties officeooo:rsid="0012753c"/>
    </style:style>
    <style:style style:name="T13" style:family="text">
      <style:text-properties officeooo:rsid="00136e4c"/>
    </style:style>
    <style:style style:name="T14" style:family="text">
      <style:text-properties officeooo:rsid="0016c421"/>
    </style:style>
    <style:style style:name="T15" style:family="text">
      <style:text-properties officeooo:rsid="0019c866"/>
    </style:style>
    <style:style style:name="T16" style:family="text">
      <style:text-properties officeooo:rsid="001b128a"/>
    </style:style>
    <style:style style:name="T17" style:family="text">
      <style:text-properties officeooo:rsid="001c26d4"/>
    </style:style>
    <style:style style:name="T18" style:family="text">
      <style:text-properties officeooo:rsid="001da8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Question 1 : </text:span><text:span text:style-name="T2">Comment réduire l’impact énergétiques des</text:span><text:span text:style-name="T1"> crypto-monnaies ?</text:span></text:p>
      <text:p text:style-name="P16"/>
      <text:p text:style-name="P17">Intro : <text:span text:style-name="T17">Bonjour, le sujet </text:span><text:span text:style-name="T18">que je vais</text:span><text:span text:style-name="T17"> traiter est celui des cryptomonnaie </text:span><text:span text:style-name="T18">et de leur impacts énergétiques. Je vais d’abord vous introduire le système de Proof of Work qui explique ces sur-consommation. Pour cela je vais prendre l’exemple du bitcoin. Puis je vais répondre à la problématique en vous expliquant le nouveau système : proof of stake qui vise à résoudre ce pb de consommation.</text:span></text:p>
      <text:list xml:id="list170995645" text:style-name="WWNum2">
        <text:list-item>
          <text:p text:style-name="P10">Bref rappel sur le principe des crypto-monnaies</text:p>
          <text:p text:style-name="P14"/>
        </text:list-item>
      </text:list>
      <text:p text:style-name="Standard"><text:span text:style-name="T4">Une cryptomonnaie est décentralisé, </text:span><text:span text:style-name="T7">et </text:span><text:span text:style-name="T8">n’</text:span><text:span text:style-name="T7">appartient à </text:span><text:span text:style-name="T8">personne</text:span><text:span text:style-name="T7">. </text:span><text:span text:style-name="T8">Ainsi, </text:span><text:span text:style-name="T9">afin que tous les utilisateurs puissent être en accord du l’état actuel de la monnaie, il faut s’assurer qu’il n’y est aucune fraude</text:span><text:span text:style-name="T8">. C’est le rôle du minage : c’est à dire résoudre des opérations cryptographiques </text:span><text:span text:style-name="T9">qui assure le bon fonctionnement de la monnaie.</text:span></text:p>
      <text:p text:style-name="P18">Les mineurs résolvent donc ces calculs, prouvent qu’ils ont bien participé et donc obtiennent une récompenses proportionnelle à leur implication. Ce système c’est la proof of work.</text:p>
      <text:list xml:id="list200844376388807" text:continue-numbering="true" text:style-name="WWNum2">
        <text:list-item>
          <text:p text:style-name="P9"><text:span text:style-name="T3">Problématique</text:span><text:span text:style-name="T6">s</text:span></text:p>
        </text:list-item>
      </text:list>
      <text:p text:style-name="P3">Problématique : course à la puissance. Plus conséquences :</text:p>
      <text:list xml:id="list3142166004" text:style-name="WWNum4">
        <text:list-item>
          <text:p text:style-name="P13"><text:span text:style-name="T3">La surconsommation : car il s’agit de laisser tourner des ordinateurs 24h/24. Le Bitcoin consomme plus de 120TWH </text:span><text:span text:style-name="T5">en 2022.</text:span></text:p>
        </text:list-item>
        <text:list-item>
          <text:p text:style-name="P13"><text:span text:style-name="T5">Monopolisation : c</text:span><text:span text:style-name="T3">réation de f</text:span><text:span text:style-name="T5">erme</text:span><text:span text:style-name="T3"> de minage </text:span><text:span text:style-name="T5">(coupure d’électricité au kazak, en Inde)</text:span></text:p>
        </text:list-item>
        <text:list-item>
          <text:p text:style-name="P11">Pénurie de composants et augmentations de leur prix</text:p>
        </text:list-item>
      </text:list>
      <text:p text:style-name="P1"/>
      <text:p text:style-name="P1"><text:s text:c="4"/>3) <text:span text:style-name="T11">Solutions : Proof of stake</text:span></text:p>
      <text:p text:style-name="P5"><text:span text:style-name="T11">Annoncé par la monnaie Ether</text:span><text:span text:style-name="T13">eu</text:span><text:span text:style-name="T11">m, cette </text:span><text:span text:style-name="T12">nouvelle technique </text:span><text:span text:style-name="T11">permettrait de réduire de 97 % la consommation </text:span><text:span text:style-name="T12">d’énergie. </text:span></text:p>
      <text:p text:style-name="P6">Ici, <text:span text:style-name="T15">des validateurs doivent mettre en jeu 32 ETH. Certains sont alors sélectionnés aléatoirement et devront effectuer les opérations sous peine de perdre la somme mise en jeu. </text:span><text:span text:style-name="T16">Le système se basse sur l’enjeu : tout est calculé pour que si une personne tente une attaque, il perde plus qu’il ne gagne.</text:span></text:p>
      <text:p text:style-name="P7">Bitcoin est un système très complexe et rudement bien mené. C’est donc une prouesse technique mais n’est-il pas de notre devoir d’empêcher <text:span text:style-name="T14">la création de</text:span> système poussant à la sur-consommation ? <text:span text:style-name="T14">Interdire ce genre de projet n’est pas une solution mais nous devons prendre conscience des conséquences et y réfléchir avant afin d’éviter de construire des systèmes qui devront être démantelés par la suite ou grandement modifié.</text:span></text:p>
      <text:p text:style-name="P4"/>
      <text:p text:style-name="P4"><text:soft-page-break/></text:p>
      <text:p text:style-name="P8">Question 2 : Comment réduire les impacts sur l’environnement grâce aux systèmes embarqués ?</text:p>
      <text:p text:style-name="P2">Plan :</text:p>
      <text:list xml:id="list2809927794" text:style-name="WWNum3">
        <text:list-item>
          <text:p text:style-name="P12">Introduction : problématique avec l’approvisionnement de masse en énergie.</text:p>
        </text:list-item>
        <text:list-item>
          <text:p text:style-name="P12">Qu’est-ce qu’un système embarqué ? </text:p>
        </text:list-item>
      </text:list>
      <text:p text:style-name="Standard">Il s’agit d’un système électronique et informatique autonome dédié à une tâche précise, souvent en temps réel, possédant une taille limitée et ayant une consommation énergétique restreinte. </text:p>
      <text:p text:style-name="Standard"/>
      <text:list xml:id="list200844432058299" text:continue-numbering="true" text:style-name="WWNum3">
        <text:list-item>
          <text:p text:style-name="P12">Quels sont ses avantages</text:p>
        </text:list-item>
      </text:list>
      <text:p text:style-name="P2">- automatiser les tâches (ex : mur végétal et la demande d’entretien) et optimiser la consommation (ex : éteindre les lumières…)</text:p>
      <text:p text:style-name="Standard">Domotique : permet l’automatisation des tâches. (ex : murs végétaux, potager d’intérieur…) et l’économie d’énergie (ex : éteindre les lumières…) Optimiser notre consommation.</text:p>
      <text:p text:style-name="Standard">Ex : Schneider Electrics a présenté un projet de maison autonome permettant d’automatiser les tâches et réduire la consommation d’énergie. Gestion de consommation d’énergie.</text:p>
      <text:p text:style-name="P2">- Combinaison de l’activité numérique avec nos besoins en énergies</text:p>
      <text:p text:style-name="Standard"><text:span text:style-name="T3">Ex : </text:span><text:span text:style-name="T10">Chauffage par serveur </text:span><text:span text:style-name="T3">: Des serveurs décentralisés produisant de la chaleur en effectuant des opérations chauffant ainsi des foyers. </text:span>Cela permet un chauffage gratuit. Offre jusqu’à 500 Watts. </text:p>
      <text:p text:style-name="Standard">Donc il y a une automatisation des tâches, optimisation de la consommation d’énergie grâce à l’informatique plus une combinaison de l’activité informatique et des systèmes améliorant notre environnement.</text:p>
      <text:p text:style-name="P2"/>
      <text:list xml:id="list200844153175595" text:continue-numbering="true" text:style-name="WWNum3">
        <text:list-item>
          <text:p text:style-name="P12">Alimentation autonome et automatique à petite échelle.</text:p>
        </text:list-item>
      </text:list>
      <text:p text:style-name="Standard">Ainsi, si chacun s’équipe en système informatique et devient autonome en énergie. On permettrait d’empêcher une génération d’énergie à grosse échelle et se passer du nucléaire. Cela réduirait les consommations excessives, réduire les factures en énergies, améliorer notre environnement et être indépendant en énergie (EDF et leur centrale à l’étranger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text-underline-style="non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is</meta:initial-creator>
    <meta:editing-cycles>5</meta:editing-cycles>
    <meta:creation-date>2022-04-14T08:59:00</meta:creation-date>
    <dc:date>2022-06-19T19:11:50.326684856</dc:date>
    <meta:editing-duration>PT18H59M23S</meta:editing-duration>
    <meta:generator>LibreOffice/6.4.7.2$Linux_X86_64 LibreOffice_project/40$Build-2</meta:generator>
    <meta:document-statistic meta:table-count="0" meta:image-count="0" meta:object-count="0" meta:page-count="2" meta:paragraph-count="28" meta:word-count="619" meta:character-count="4001" meta:non-whitespace-character-count="3411"/>
    <meta:user-defined meta:name="AppVersion">16.0000</meta:user-defined>
    <meta:user-defined meta:name="Company">_x000d_
         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